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4100000168029045C0C7DDF29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svg:stroke-color="#ff4000" draw:marker-start-width="0.279cm" draw:marker-end-width="0.279cm" draw:fill="none" loext:fill-use-slide-background="false" draw:textarea-horizontal-align="justify" draw:textarea-vertical-align="middle" draw:auto-grow-height="false" fo:min-height="3.145cm" fo:min-width="1.087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ff4000" draw:marker-start-width="0.279cm" draw:marker-end-width="0.279cm" draw:fill="none" loext:fill-use-slide-background="false" draw:textarea-horizontal-align="justify" draw:textarea-vertical-align="middle" draw:auto-grow-height="false" fo:min-height="2.045cm" fo:min-width="1.035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53cm" svg:stroke-color="#ff4000" draw:marker-start-width="0.279cm" draw:marker-end-width="0.279cm" draw:fill="none" loext:fill-use-slide-background="false" draw:textarea-horizontal-align="justify" draw:textarea-vertical-align="middle" draw:auto-grow-height="false" fo:min-height="1.017cm" fo:min-width="1.035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ff4000" draw:marker-start-width="0.279cm" draw:marker-end-width="0.279cm" draw:fill="none" loext:fill-use-slide-background="false" draw:textarea-horizontal-align="justify" draw:textarea-vertical-align="middle" draw:auto-grow-height="false" fo:min-height="14.831cm" fo:min-width="0.434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241cm" svg:x="0.456cm" svg:y="0.33cm">
          <draw:image xlink:href="Pictures/100000010000054100000168029045C0C7DDF293.png" xlink:type="simple" xlink:show="embed" xlink:actuate="onLoad" draw:mime-type="image/png">
            <text:p/>
          </draw:image>
        </draw:frame>
        <draw:custom-shape draw:style-name="gr2" draw:text-style-name="P2" draw:layer="layout" svg:width="1.587cm" svg:height="3.395cm" svg:x="7.72cm" svg:y="2.30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9.589cm" svg:height="5.241cm" svg:x="0.456cm" svg:y="0.33cm">
          <draw:image xlink:href="Pictures/100000010000054100000168029045C0C7DDF293.png" xlink:type="simple" xlink:show="embed" xlink:actuate="onLoad" draw:mime-type="image/png">
            <text:p/>
          </draw:image>
        </draw:frame>
        <draw:custom-shape draw:style-name="gr3" draw:text-style-name="P2" draw:layer="layout" svg:width="1.587cm" svg:height="2.347cm" svg:x="12.188cm" svg:y="3.353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9.589cm" svg:height="5.241cm" svg:x="0.456cm" svg:y="0.33cm">
          <draw:image xlink:href="Pictures/100000010000054100000168029045C0C7DDF293.png" xlink:type="simple" xlink:show="embed" xlink:actuate="onLoad" draw:mime-type="image/png">
            <text:p/>
          </draw:image>
        </draw:frame>
        <draw:custom-shape draw:style-name="gr4" draw:text-style-name="P2" draw:layer="layout" svg:width="1.587cm" svg:height="1.319cm" svg:x="16.739cm" svg:y="4.38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19.589cm" svg:height="5.241cm" svg:x="0.456cm" svg:y="0.33cm">
          <draw:image xlink:href="Pictures/100000010000054100000168029045C0C7DDF293.png" xlink:type="simple" xlink:show="embed" xlink:actuate="onLoad" draw:mime-type="image/png">
            <text:p/>
          </draw:image>
        </draw:frame>
        <draw:custom-shape draw:style-name="gr5" draw:text-style-name="P2" draw:layer="layout" svg:width="0.986cm" svg:height="15.133cm" draw:transform="rotate (1.35594629587439) translate (3.306cm 2.37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20.5cm" fo:page-height="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7:59:40.490066553</meta:creation-date>
    <dc:date>2023-09-19T08:12:23.971893408</dc:date>
    <meta:editing-duration>PT10M8S</meta:editing-duration>
    <meta:editing-cycles>3</meta:editing-cycles>
    <meta:generator>LibreOffice/7.6.1.1$Linux_X86_64 LibreOffice_project/60$Build-1</meta:generator>
    <meta:document-statistic meta:object-count="8"/>
  </office:meta>
</office:document-meta>
</file>